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5cm" svg:height="3.5cm" svg:x="6.5cm" svg:y="12.5cm">
          <text:p text:style-name="P1">ServerPyth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3.5cm" svg:x="-8cm" svg:y="12.5cm">
          <text:p text:style-name="P1">Simulateu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3.5cm" svg:x="19.5cm" svg:y="7.5cm">
          <text:p text:style-name="P1">Client Subproce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3.5cm" svg:x="19.5cm" svg:y="13cm">
          <text:p text:style-name="P1">Client Seri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3.5cm" svg:x="19.5cm" svg:y="18.5cm">
          <text:p text:style-name="P1">Client TCP</text:p>
          <draw:enhanced-geometry svg:viewBox="0 0 21600 21600" draw:type="rectangle" draw:enhanced-path="M 0 0 L 21600 0 21600 21600 0 21600 0 0 Z N"/>
        </draw:custom-shape>
      </draw:page>
      <draw:page draw:name="Connectio subprocess" draw:style-name="dp1" draw:master-page-name="Standard">
        <draw:custom-shape draw:style-name="gr1" draw:text-style-name="P1" xml:id="id3" draw:id="id3" draw:layer="layout" svg:width="7cm" svg:height="2.5cm" svg:x="2cm" svg:y="6cm">
          <text:p text:style-name="P1">ServerPython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7.5cm" svg:height="2cm" svg:x="12.5cm" svg:y="6.5cm">
          <text:p text:style-name="P1">Client Subproc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8.5cm" svg:height="2.5cm" svg:x="1cm" svg:y="9.5cm">
          <text:p text:style-name="P1">Création subprocess</text:p>
          <text:p text:style-name="P1">- attribution d'un id ne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8.5cm" svg:height="2.5cm" svg:x="1cm" svg:y="14cm">
          <text:p text:style-name="P1">Demande con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8cm" svg:height="5cm" svg:x="12.5cm" svg:y="13cm">
          <text:p text:style-name="P1">Envoi conf</text:p>
          <text:p text:style-name="P1">- id voulu</text:p>
          <text:p text:style-name="P1">- client d'écoute</text:p>
          <text:p text:style-name="P1">authoris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8.5cm" svg:height="6cm" svg:x="1cm" svg:y="17.5cm">
          <text:p text:style-name="P1">Récup &amp; Application</text:p>
          <text:p text:style-name="P1">de la conf</text:p>
          <text:p text:style-name="P1">- change id client</text:p>
          <text:p text:style-name="P1">- change les </text:p>
          <text:p text:style-name="P1">bit_masks</text:p>
          <text:p text:style-name="P1">éco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8.5cm" svg:height="2.5cm" svg:x="1cm" svg:y="25.5cm">
          <text:p text:style-name="P1">Envoi de 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8.5cm" svg:height="2.5cm" svg:x="12cm" svg:y="25.5cm">
          <text:p text:style-name="P1">Envoi de 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256cm" svg:y1="27.634cm" svg:x2="13.244cm" svg:y2="27.634cm" draw:start-shape="id1" draw:start-glue-point="9" draw:end-shape="id2" draw:end-glue-point="7" svg:d="m8256 27634h4988">
          <text:p text:style-name="P1"/>
          <text:p text:style-name="P1">Stdin/Stdout</text:p>
        </draw:connector>
        <draw:connector draw:style-name="gr3" draw:text-style-name="P1" draw:layer="layout" draw:type="line" svg:x1="5.5cm" svg:y1="8.5cm" svg:x2="5.25cm" svg:y2="9.5cm" draw:start-shape="id3" draw:start-glue-point="2" draw:end-shape="id4" draw:end-glue-point="4" svg:d="m5500 8500-250 1000">
          <text:p/>
        </draw:connector>
        <draw:connector draw:style-name="gr3" draw:text-style-name="P1" draw:layer="layout" draw:type="line" svg:x1="5.25cm" svg:y1="12cm" svg:x2="5.25cm" svg:y2="14cm" draw:start-shape="id4" draw:start-glue-point="8" draw:end-shape="id5" draw:end-glue-point="4" svg:d="m5250 12000v2000">
          <text:p/>
        </draw:connector>
        <draw:connector draw:style-name="gr3" draw:text-style-name="P1" draw:layer="layout" draw:type="line" svg:x1="5.25cm" svg:y1="16.5cm" svg:x2="5.25cm" svg:y2="17.5cm" draw:start-shape="id5" draw:start-glue-point="8" draw:end-shape="id6" draw:end-glue-point="4" svg:d="m5250 16500v1000">
          <text:p/>
        </draw:connector>
        <draw:connector draw:style-name="gr3" draw:text-style-name="P1" draw:layer="layout" draw:type="line" svg:x1="5.25cm" svg:y1="23.5cm" svg:x2="5.25cm" svg:y2="25.5cm" draw:start-shape="id6" draw:start-glue-point="8" draw:end-shape="id1" draw:end-glue-point="4" svg:d="m5250 23500v2000">
          <text:p/>
        </draw:connector>
        <draw:connector draw:style-name="gr3" draw:text-style-name="P1" draw:layer="layout" draw:type="line" svg:x1="16.5cm" svg:y1="18cm" svg:x2="16.25cm" svg:y2="25.5cm" draw:start-shape="id7" draw:start-glue-point="8" draw:end-shape="id2" draw:end-glue-point="4" svg:d="m16500 18000-250 7500">
          <text:p/>
        </draw:connector>
        <draw:connector draw:style-name="gr3" draw:text-style-name="P1" draw:layer="layout" draw:type="line" svg:x1="16.25cm" svg:y1="8.5cm" svg:x2="16.5cm" svg:y2="13cm" draw:start-shape="id8" draw:start-glue-point="2" draw:end-shape="id7" draw:end-glue-point="4" svg:d="m16250 8500 250 4500">
          <text:p/>
        </draw:connector>
        <draw:connector draw:style-name="gr3" draw:text-style-name="P1" draw:layer="layout" draw:type="line" svg:x1="9.5cm" svg:y1="15.25cm" svg:x2="12.5cm" svg:y2="15.5cm" draw:start-shape="id5" draw:start-glue-point="10" draw:end-shape="id7" draw:end-glue-point="6" svg:d="m9500 15250 3000 250">
          <text:p/>
        </draw:connector>
        <draw:connector draw:style-name="gr3" draw:text-style-name="P1" draw:layer="layout" draw:type="line" svg:x1="13.671cm" svg:y1="17.268cm" svg:x2="9.5cm" svg:y2="20.5cm" draw:start-shape="id7" draw:start-glue-point="7" draw:end-shape="id6" draw:end-glue-point="10" svg:d="m13671 17268-4171 3232">
          <text:p/>
        </draw:connector>
        <draw:custom-shape draw:style-name="gr1" draw:text-style-name="P2" draw:layer="layout" svg:width="12.5cm" svg:height="3cm" svg:x="4.5cm" svg:y="1cm">
          <text:p text:style-name="P1"><text:span text:style-name="T1">CONNECTION</text:span></text:p>
          <text:p text:style-name="P1"><text:span text:style-name="T1">SUBPROCESS</text:span></text:p>
          <draw:enhanced-geometry svg:viewBox="0 0 21600 21600" draw:type="rectangle" draw:enhanced-path="M 0 0 L 21600 0 21600 21600 0 21600 0 0 Z N"/>
        </draw:custom-shape>
      </draw:page>
      <draw:page draw:name="Connection tcp" draw:style-name="dp1" draw:master-page-name="Standard">
        <draw:custom-shape draw:style-name="gr1" draw:text-style-name="P1" xml:id="id11" draw:id="id11" draw:layer="layout" svg:width="7cm" svg:height="1.5cm" svg:x="1.5cm" svg:y="5cm">
          <text:p text:style-name="P1">ServerPyth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7.5cm" svg:height="1.5cm" svg:x="12.5cm" svg:y="5cm">
          <text:p text:style-name="P1">Client TCP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8.5cm" svg:height="2.5cm" svg:x="1cm" svg:y="7.5cm">
          <text:p text:style-name="P1">Création loopConnectionTC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8.5cm" svg:height="2.5cm" svg:x="1cm" svg:y="15cm">
          <text:p text:style-name="P1">Demande con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8cm" svg:height="5cm" svg:x="12.5cm" svg:y="15.5cm">
          <text:p text:style-name="P1">Envoi conf</text:p>
          <text:p text:style-name="P1">- id voulu</text:p>
          <text:p text:style-name="P1">- client d'écoute</text:p>
          <text:p text:style-name="P1">authoris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8.5cm" svg:height="6cm" svg:x="1cm" svg:y="19cm">
          <text:p text:style-name="P1">Récup &amp; Application</text:p>
          <text:p text:style-name="P1">de la conf</text:p>
          <text:p text:style-name="P1">- change id client</text:p>
          <text:p text:style-name="P1">- change les </text:p>
          <text:p text:style-name="P1">bit_masks</text:p>
          <text:p text:style-name="P1">éco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8.5cm" svg:height="2.5cm" svg:x="1cm" svg:y="26cm">
          <text:p text:style-name="P1">Envoi de 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8.5cm" svg:height="2.5cm" svg:x="12cm" svg:y="26cm">
          <text:p text:style-name="P1">Envoi de 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256cm" svg:y1="28.134cm" svg:x2="13.244cm" svg:y2="28.134cm" draw:start-shape="id9" draw:start-glue-point="9" draw:end-shape="id10" draw:end-glue-point="7" svg:d="m8256 28134h4988">
          <text:p text:style-name="P1"/>
          <text:p text:style-name="P1">TCP</text:p>
        </draw:connector>
        <draw:connector draw:style-name="gr3" draw:text-style-name="P1" draw:layer="layout" draw:type="line" svg:x1="5cm" svg:y1="6.5cm" svg:x2="5.25cm" svg:y2="7.5cm" draw:start-shape="id11" draw:start-glue-point="2" draw:end-shape="id12" draw:end-glue-point="4" svg:d="m5000 6500 250 1000">
          <text:p/>
        </draw:connector>
        <draw:connector draw:style-name="gr3" draw:text-style-name="P1" draw:layer="layout" draw:type="line" svg:x1="5.25cm" svg:y1="17.5cm" svg:x2="5.25cm" svg:y2="19cm" draw:start-shape="id13" draw:start-glue-point="8" draw:end-shape="id14" draw:end-glue-point="4" svg:d="m5250 17500v1500">
          <text:p/>
        </draw:connector>
        <draw:connector draw:style-name="gr3" draw:text-style-name="P1" draw:layer="layout" draw:type="line" svg:x1="5.25cm" svg:y1="25cm" svg:x2="5.25cm" svg:y2="26cm" draw:start-shape="id14" draw:start-glue-point="8" draw:end-shape="id9" draw:end-glue-point="4" svg:d="m5250 25000v1000">
          <text:p/>
        </draw:connector>
        <draw:connector draw:style-name="gr3" draw:text-style-name="P1" draw:layer="layout" draw:type="line" svg:x1="16.5cm" svg:y1="20.5cm" svg:x2="16.25cm" svg:y2="26cm" draw:start-shape="id15" draw:start-glue-point="8" draw:end-shape="id10" draw:end-glue-point="4" svg:d="m16500 20500-250 5500">
          <text:p/>
        </draw:connector>
        <draw:connector draw:style-name="gr3" draw:text-style-name="P1" draw:layer="layout" draw:type="line" svg:x1="9.5cm" svg:y1="16.25cm" svg:x2="12.5cm" svg:y2="18cm" draw:start-shape="id13" draw:start-glue-point="10" draw:end-shape="id15" draw:end-glue-point="6" svg:d="m9500 16250 3000 1750">
          <text:p/>
        </draw:connector>
        <draw:connector draw:style-name="gr3" draw:text-style-name="P1" draw:layer="layout" draw:type="line" svg:x1="13.671cm" svg:y1="19.768cm" svg:x2="9.5cm" svg:y2="22cm" draw:start-shape="id15" draw:start-glue-point="7" draw:end-shape="id14" draw:end-glue-point="10" svg:d="m13671 19768-4171 2232">
          <text:p/>
        </draw:connector>
        <draw:custom-shape draw:style-name="gr1" draw:text-style-name="P1" xml:id="id17" draw:id="id17" draw:layer="layout" svg:width="8.5cm" svg:height="2.5cm" svg:x="12cm" svg:y="8.5cm">
          <text:p text:style-name="P1">Connection au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8.5cm" svg:height="2.5cm" svg:x="1cm" svg:y="11cm">
          <text:p text:style-name="P1">Nouveau client connecté</text:p>
          <text:p text:style-name="P1">- id negat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25cm" svg:y1="10cm" svg:x2="5.25cm" svg:y2="11cm" draw:start-shape="id12" draw:start-glue-point="8" draw:end-shape="id16" draw:end-glue-point="4" svg:d="m5250 10000v1000">
          <text:p/>
        </draw:connector>
        <draw:connector draw:style-name="gr3" draw:text-style-name="P1" draw:layer="layout" draw:type="line" svg:x1="5.25cm" svg:y1="13.5cm" svg:x2="5.25cm" svg:y2="15cm" draw:start-shape="id16" draw:start-glue-point="8" draw:end-shape="id13" draw:end-glue-point="4" svg:d="m5250 13500v1500">
          <text:p/>
        </draw:connector>
        <draw:connector draw:style-name="gr3" draw:text-style-name="P1" draw:layer="layout" draw:type="line" svg:x1="9.5cm" svg:y1="8.75cm" svg:x2="12cm" svg:y2="9.75cm" draw:start-shape="id12" draw:start-glue-point="10" draw:end-shape="id17" draw:end-glue-point="6" svg:d="m9500 8750 2500 1000">
          <text:p/>
        </draw:connector>
        <draw:connector draw:style-name="gr3" draw:text-style-name="P1" draw:layer="layout" draw:type="line" svg:x1="13.244cm" svg:y1="10.634cm" svg:x2="9.5cm" svg:y2="12.25cm" draw:start-shape="id17" draw:start-glue-point="7" draw:end-shape="id16" draw:end-glue-point="10" svg:d="m13244 10634-3744 1616">
          <text:p/>
        </draw:connector>
        <draw:connector draw:style-name="gr3" draw:text-style-name="P1" draw:layer="layout" draw:type="line" svg:x1="16.25cm" svg:y1="6.5cm" svg:x2="16.25cm" svg:y2="8.5cm" draw:start-shape="id18" draw:start-glue-point="2" draw:end-shape="id17" draw:end-glue-point="4" svg:d="m16250 6500v2000">
          <text:p/>
        </draw:connector>
        <draw:connector draw:style-name="gr3" draw:text-style-name="P1" draw:layer="layout" draw:type="line" svg:x1="16.25cm" svg:y1="11cm" svg:x2="16.5cm" svg:y2="15.5cm" draw:start-shape="id17" draw:start-glue-point="8" draw:end-shape="id15" svg:d="m16250 11000 250 4500">
          <text:p/>
        </draw:connector>
        <draw:custom-shape draw:style-name="gr1" draw:text-style-name="P2" draw:layer="layout" svg:width="12.5cm" svg:height="3cm" svg:x="4.5cm" svg:y="1cm">
          <text:p text:style-name="P1"><text:span text:style-name="T1">CONNECTION</text:span></text:p>
          <text:p text:style-name="P1"><text:span text:style-name="T1">TCP</text:span></text:p>
          <draw:enhanced-geometry svg:viewBox="0 0 21600 21600" draw:type="rectangle" draw:enhanced-path="M 0 0 L 21600 0 21600 21600 0 21600 0 0 Z N"/>
        </draw:custom-shape>
      </draw:page>
      <draw:page draw:name="Connection Sérial" draw:style-name="dp1" draw:master-page-name="Standard">
        <draw:custom-shape draw:style-name="gr1" draw:text-style-name="P1" xml:id="id21" draw:id="id21" draw:layer="layout" svg:width="7cm" svg:height="2cm" svg:x="1.5cm" svg:y="5cm">
          <text:p text:style-name="P1">ServerPyth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6.5cm" svg:height="2cm" svg:x="13cm" svg:y="5cm">
          <text:p text:style-name="P1">Client Sérial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8.5cm" svg:height="2.5cm" svg:x="1cm" svg:y="12cm">
          <text:p text:style-name="P1">Connection au port série</text:p>
          <text:p text:style-name="P1">- attribution d'un id ne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8.5cm" svg:height="2.5cm" svg:x="1cm" svg:y="16cm">
          <text:p text:style-name="P1">Demande con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8cm" svg:height="5cm" svg:x="12.5cm" svg:y="17cm">
          <text:p text:style-name="P1">Envoi conf</text:p>
          <text:p text:style-name="P1">- id voulu</text:p>
          <text:p text:style-name="P1">- client d'écoute</text:p>
          <text:p text:style-name="P1">authoris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8.5cm" svg:height="5cm" svg:x="1cm" svg:y="19.5cm">
          <text:p text:style-name="P1">Récup &amp; Application</text:p>
          <text:p text:style-name="P1">de la conf</text:p>
          <text:p text:style-name="P1">- change id client</text:p>
          <text:p text:style-name="P1">- change les </text:p>
          <text:p text:style-name="P1">bit_masks</text:p>
          <text:p text:style-name="P1">éco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8.5cm" svg:height="2.5cm" svg:x="1cm" svg:y="26cm">
          <text:p text:style-name="P1">Envoi de 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8.5cm" svg:height="2.5cm" svg:x="12cm" svg:y="26cm">
          <text:p text:style-name="P1">Envoi de 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256cm" svg:y1="28.134cm" svg:x2="13.244cm" svg:y2="28.134cm" draw:start-shape="id19" draw:start-glue-point="9" draw:end-shape="id20" draw:end-glue-point="7" svg:d="m8256 28134h4988">
          <text:p text:style-name="P1"/>
          <text:p text:style-name="P1">Port série</text:p>
        </draw:connector>
        <draw:connector draw:style-name="gr3" draw:text-style-name="P1" draw:layer="layout" draw:type="line" svg:x1="5cm" svg:y1="7cm" svg:x2="5.25cm" svg:y2="8.5cm" draw:start-shape="id21" draw:start-glue-point="2" draw:end-shape="id22" draw:end-glue-point="4" svg:d="m5000 7000 250 1500">
          <text:p/>
        </draw:connector>
        <draw:connector draw:style-name="gr3" draw:text-style-name="P1" draw:layer="layout" draw:type="line" svg:x1="5.25cm" svg:y1="14.5cm" svg:x2="5.25cm" svg:y2="16cm" draw:start-shape="id23" draw:start-glue-point="8" draw:end-shape="id24" draw:end-glue-point="4" svg:d="m5250 14500v1500">
          <text:p/>
        </draw:connector>
        <draw:connector draw:style-name="gr3" draw:text-style-name="P1" draw:layer="layout" draw:type="line" svg:x1="5.25cm" svg:y1="18.5cm" svg:x2="5.25cm" svg:y2="19.5cm" draw:start-shape="id24" draw:start-glue-point="8" draw:end-shape="id25" draw:end-glue-point="4" svg:d="m5250 18500v1000">
          <text:p/>
        </draw:connector>
        <draw:connector draw:style-name="gr3" draw:text-style-name="P1" draw:layer="layout" draw:type="line" svg:x1="5.25cm" svg:y1="24.5cm" svg:x2="5.25cm" svg:y2="26cm" draw:start-shape="id25" draw:start-glue-point="8" draw:end-shape="id19" draw:end-glue-point="4" svg:d="m5250 24500v1500">
          <text:p/>
        </draw:connector>
        <draw:connector draw:style-name="gr3" draw:text-style-name="P1" draw:layer="layout" draw:type="line" svg:x1="16.5cm" svg:y1="22cm" svg:x2="16.25cm" svg:y2="26cm" draw:start-shape="id26" draw:start-glue-point="8" draw:end-shape="id20" draw:end-glue-point="4" svg:d="m16500 22000-250 4000">
          <text:p/>
        </draw:connector>
        <draw:connector draw:style-name="gr3" draw:text-style-name="P1" draw:layer="layout" draw:type="line" svg:x1="16.25cm" svg:y1="7cm" svg:x2="16.5cm" svg:y2="17cm" draw:start-shape="id27" draw:start-glue-point="2" draw:end-shape="id26" draw:end-glue-point="4" svg:d="m16250 7000 250 10000">
          <text:p/>
        </draw:connector>
        <draw:connector draw:style-name="gr3" draw:text-style-name="P1" draw:layer="layout" draw:type="line" svg:x1="9.5cm" svg:y1="17.25cm" svg:x2="13.671cm" svg:y2="17.732cm" draw:start-shape="id24" draw:start-glue-point="10" draw:end-shape="id26" draw:end-glue-point="5" svg:d="m9500 17250 4171 482">
          <text:p/>
        </draw:connector>
        <draw:connector draw:style-name="gr3" draw:text-style-name="P1" draw:layer="layout" draw:type="line" svg:x1="13.671cm" svg:y1="21.268cm" svg:x2="9.5cm" svg:y2="22cm" draw:start-shape="id26" draw:start-glue-point="7" draw:end-shape="id25" draw:end-glue-point="10" svg:d="m13671 21268-4171 732">
          <text:p/>
        </draw:connector>
        <draw:custom-shape draw:style-name="gr1" draw:text-style-name="P1" xml:id="id22" draw:id="id22" draw:layer="layout" svg:width="8.5cm" svg:height="2.5cm" svg:x="1cm" svg:y="8.5cm">
          <text:p text:style-name="P1">Scan des ports séries</text:p>
          <text:p text:style-name="P1">voul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25cm" svg:y1="11cm" svg:x2="5.25cm" svg:y2="12cm" draw:start-shape="id22" draw:start-glue-point="8" draw:end-shape="id23" draw:end-glue-point="4" svg:d="m5250 11000v1000">
          <text:p/>
        </draw:connector>
        <draw:custom-shape draw:style-name="gr1" draw:text-style-name="P2" draw:layer="layout" svg:width="12.5cm" svg:height="3cm" svg:x="4.5cm" svg:y="1cm">
          <text:p text:style-name="P1"><text:span text:style-name="T1">CONNECTION</text:span></text:p>
          <text:p text:style-name="P1"><text:span text:style-name="T1">SERIAL</text:span></text:p>
          <draw:enhanced-geometry svg:viewBox="0 0 21600 21600" draw:type="rectangle" draw:enhanced-path="M 0 0 L 21600 0 21600 21600 0 21600 0 0 Z N"/>
        </draw:custom-shape>
      </draw:page>
      <draw:page draw:name="Envoie message" draw:style-name="dp1" draw:master-page-name="Standard">
        <draw:custom-shape draw:style-name="gr1" draw:text-style-name="P1" xml:id="id28" draw:id="id28" draw:layer="layout" svg:width="5cm" svg:height="2.5cm" svg:x="6.982cm" svg:y="6cm">
          <text:p text:style-name="P1">Client émé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5cm" svg:height="2cm" svg:x="6.982cm" svg:y="14.5cm">
          <text:p text:style-name="P1">Server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482cm" svg:y1="8.5cm" svg:x2="9.482cm" svg:y2="14.5cm" draw:start-shape="id28" draw:start-glue-point="8" draw:end-shape="id29" draw:end-glue-point="4" svg:d="m9482 8500v6000">
          <text:p/>
        </draw:connector>
        <draw:connector draw:style-name="gr3" draw:text-style-name="P1" draw:layer="layout" draw:type="line" svg:x1="9.482cm" svg:y1="16.5cm" svg:x2="9.982cm" svg:y2="24.5cm" draw:start-shape="id29" draw:start-glue-point="8" draw:end-shape="id30" draw:end-glue-point="4" svg:d="m9482 16500 500 8000">
          <text:p/>
        </draw:connector>
        <draw:custom-shape draw:style-name="gr1" draw:text-style-name="P1" xml:id="id30" draw:id="id30" draw:layer="layout" svg:width="7cm" svg:height="2cm" svg:x="6.482cm" svg:y="24.5cm">
          <text:p text:style-name="P1">Client destinatai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3.872cm" svg:x1="13.482cm" svg:y1="25.5cm" svg:x2="11.982cm" svg:y2="7.25cm" draw:start-shape="id30" draw:start-glue-point="10" draw:end-shape="id28" draw:end-glue-point="10" svg:d="m13482 25500c6561 0 7311-18250-1500-18250">
          <text:p/>
        </draw:connector>
        <draw:custom-shape draw:style-name="gr1" draw:text-style-name="P2" draw:layer="layout" svg:width="12.5cm" svg:height="3cm" svg:x="3.982cm" svg:y="2cm">
          <text:p text:style-name="P1"><text:span text:style-name="T1">ENVOIE MESSAG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4cm" svg:y="11cm">
          <text:p text:style-name="P1">id_t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.5cm" svg:x="7.5cm" svg:y="11cm">
          <text:p text:style-name="P1">mess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6.5cm" svg:y="19cm">
          <text:p text:style-name="P1">id_t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.5cm" svg:x="10cm" svg:y="19cm">
          <text:p text:style-name="P1">mess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3cm" svg:y="19cm">
          <text:p text:style-name="P1">id_fro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omas </meta:initial-creator>
    <meta:creation-date>2011-06-10T16:25:06</meta:creation-date>
    <dc:date>2011-06-10T17:07:08</dc:date>
    <dc:creator>Thomas </dc:creator>
    <meta:editing-duration>PT42M2S</meta:editing-duration>
    <meta:editing-cycles>9</meta:editing-cycles>
    <meta:generator>LibreOffice/3.3$Unix LibreOffice_project/330m19$Build-202</meta:generator>
    <meta:document-statistic meta:object-count="79"/>
  </office:meta>
</office:document-meta>
</file>